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ountry with most medals, along with most gold, silver, bronze.</text:p>
      <text:p text:style-name="Normal">Single Athlete to have the most medals.</text:p>
      <text:p text:style-name="Normal">Youngest/oldest Athlete</text:p>
      <text:p text:style-name="Normal">Distribution of their ages</text:p>
      <text:p text:style-name="Normal">Map showing places of birth of all athletes</text:p>
      <text:p text:style-name="Normal">Total number of medals won within each category (e.g. archery, athletics…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  <style:text-properties fo:font-size="22pt" style:font-size-asian="22pt" style:font-size-complex="22pt"/>
    </style:style>
  </office:automatic-styles>
  <office:master-styles>
    <style:master-page style:name="MP0" style:page-layout-name="PL0">
      <style:header>
        <text:p text:style-name="P2">Medalists dashboard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ujan Fanju</meta:initial-creator>
    <dc:creator>Pujan Fanju</dc:creator>
    <meta:creation-date>2024-09-04T11:02:00Z</meta:creation-date>
    <dc:date>2024-09-04T11:07:00Z</dc:date>
    <meta:template xlink:href="Normal" xlink:type="simple"/>
    <meta:editing-cycles>1</meta:editing-cycles>
    <meta:editing-duration>PT300S</meta:editing-duration>
    <meta:document-statistic meta:page-count="1" meta:paragraph-count="1" meta:word-count="41" meta:character-count="274" meta:row-count="1" meta:non-whitespace-character-count="234"/>
  </office:meta>
</office:document-meta>
</file>